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0.335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.EMA" table:style-name="ta1">
        <table:shapes>
          <draw:frame draw:z-index="0" draw:style-name="gr1" draw:text-style-name="P1" svg:width="6.2953in" svg:height="3.5437in" svg:x="9.2508in" svg:y="3.4252in">
            <draw:object draw:notify-on-update-of-ranges="'output.EMA'.H2:'output.EMA'.H2 'output.EMA'.H6:'output.EMA'.H6 'output.EMA'.H10:'output.EMA'.H10 'output.EMA'.H14:'output.EMA'.H14 'output.EMA'.H18:'output.EMA'.H18 'output.EMA'.H22:'output.EMA'.H22 'output.EMA'.H26:'output.EMA'.H26 'output.EMA'.H30:'output.EMA'.H30 'output.EMA'.H34:'output.EMA'.H34 'output.EMA'.H38:'output.EMA'.H38 'output.EMA'.H42:'output.EMA'.H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region_id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device_na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760248" calcext:value-type="float">
            <text:p>121760248</text:p>
          </table:table-cell>
          <table:table-cell office:value-type="float" office:value="11141220" calcext:value-type="float">
            <text:p>111412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99730885" calcext:value-type="float">
            <text:p>99730885</text:p>
          </table:table-cell>
          <table:table-cell office:value-type="float" office:value="11141425" calcext:value-type="float">
            <text:p>11141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44539" calcext:value-type="float">
            <text:p>1844539</text:p>
          </table:table-cell>
          <table:table-cell office:value-type="float" office:value="11141536" calcext:value-type="float">
            <text:p>11141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dram</text:p>
          </table:table-cell>
          <table:table-cell office:value-type="float" office:value="26106379" calcext:value-type="float">
            <text:p>26106379</text:p>
          </table:table-cell>
          <table:table-cell office:value-type="float" office:value="11141586" calcext:value-type="float">
            <text:p>11141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6105329" calcext:value-type="float">
            <text:p>126105329</text:p>
          </table:table-cell>
          <table:table-cell office:value-type="float" office:value="11139297" calcext:value-type="float">
            <text:p>11139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03994118" calcext:value-type="float">
            <text:p>103994118</text:p>
          </table:table-cell>
          <table:table-cell office:value-type="float" office:value="11139247" calcext:value-type="float">
            <text:p>11139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95991" calcext:value-type="float">
            <text:p>1895991</text:p>
          </table:table-cell>
          <table:table-cell office:value-type="float" office:value="11139167" calcext:value-type="float">
            <text:p>11139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dram</text:p>
          </table:table-cell>
          <table:table-cell office:value-type="float" office:value="26379937" calcext:value-type="float">
            <text:p>26379937</text:p>
          </table:table-cell>
          <table:table-cell office:value-type="float" office:value="11139044" calcext:value-type="float">
            <text:p>11139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2175408" calcext:value-type="float">
            <text:p>122175408</text:p>
          </table:table-cell>
          <table:table-cell office:value-type="float" office:value="11109073" calcext:value-type="float">
            <text:p>11109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00540392" calcext:value-type="float">
            <text:p>100540392</text:p>
          </table:table-cell>
          <table:table-cell office:value-type="float" office:value="11109254" calcext:value-type="float">
            <text:p>11109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763668" calcext:value-type="float">
            <text:p>1763668</text:p>
          </table:table-cell>
          <table:table-cell office:value-type="float" office:value="11109306" calcext:value-type="float">
            <text:p>11109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dram</text:p>
          </table:table-cell>
          <table:table-cell office:value-type="float" office:value="25590755" calcext:value-type="float">
            <text:p>25590755</text:p>
          </table:table-cell>
          <table:table-cell office:value-type="float" office:value="11109328" calcext:value-type="float">
            <text:p>11109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33945030" calcext:value-type="float">
            <text:p>133945030</text:p>
          </table:table-cell>
          <table:table-cell office:value-type="float" office:value="11255835" calcext:value-type="float">
            <text:p>11255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12287371" calcext:value-type="float">
            <text:p>112287371</text:p>
          </table:table-cell>
          <table:table-cell office:value-type="float" office:value="11255961" calcext:value-type="float">
            <text:p>11255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25435" calcext:value-type="float">
            <text:p>1825435</text:p>
          </table:table-cell>
          <table:table-cell office:value-type="float" office:value="11255967" calcext:value-type="float">
            <text:p>11255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dram</text:p>
          </table:table-cell>
          <table:table-cell office:value-type="float" office:value="26582086" calcext:value-type="float">
            <text:p>26582086</text:p>
          </table:table-cell>
          <table:table-cell office:value-type="float" office:value="11255966" calcext:value-type="float">
            <text:p>11255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8952978" calcext:value-type="float">
            <text:p>128952978</text:p>
          </table:table-cell>
          <table:table-cell office:value-type="float" office:value="11162833" calcext:value-type="float">
            <text:p>11162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07803679" calcext:value-type="float">
            <text:p>107803679</text:p>
          </table:table-cell>
          <table:table-cell office:value-type="float" office:value="11162929" calcext:value-type="float">
            <text:p>11162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653010" calcext:value-type="float">
            <text:p>1653010</text:p>
          </table:table-cell>
          <table:table-cell office:value-type="float" office:value="11162963" calcext:value-type="float">
            <text:p>11162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dram</text:p>
          </table:table-cell>
          <table:table-cell office:value-type="float" office:value="25823603" calcext:value-type="float">
            <text:p>25823603</text:p>
          </table:table-cell>
          <table:table-cell office:value-type="float" office:value="11162997" calcext:value-type="float">
            <text:p>11162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9883030" calcext:value-type="float">
            <text:p>129883030</text:p>
          </table:table-cell>
          <table:table-cell office:value-type="float" office:value="11139811" calcext:value-type="float">
            <text:p>11139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08946377" calcext:value-type="float">
            <text:p>108946377</text:p>
          </table:table-cell>
          <table:table-cell office:value-type="float" office:value="11139864" calcext:value-type="float">
            <text:p>11139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732174" calcext:value-type="float">
            <text:p>1732174</text:p>
          </table:table-cell>
          <table:table-cell office:value-type="float" office:value="11139877" calcext:value-type="float">
            <text:p>11139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dram</text:p>
          </table:table-cell>
          <table:table-cell office:value-type="float" office:value="25614192" calcext:value-type="float">
            <text:p>25614192</text:p>
          </table:table-cell>
          <table:table-cell office:value-type="float" office:value="11139890" calcext:value-type="float">
            <text:p>111398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50561565" calcext:value-type="float">
            <text:p>150561565</text:p>
          </table:table-cell>
          <table:table-cell office:value-type="float" office:value="11161053" calcext:value-type="float">
            <text:p>11161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29681614" calcext:value-type="float">
            <text:p>129681614</text:p>
          </table:table-cell>
          <table:table-cell office:value-type="float" office:value="11161121" calcext:value-type="float">
            <text:p>11161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780879" calcext:value-type="float">
            <text:p>1780879</text:p>
          </table:table-cell>
          <table:table-cell office:value-type="float" office:value="11161162" calcext:value-type="float">
            <text:p>11161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dram</text:p>
          </table:table-cell>
          <table:table-cell office:value-type="float" office:value="27020988" calcext:value-type="float">
            <text:p>27020988</text:p>
          </table:table-cell>
          <table:table-cell office:value-type="float" office:value="11161163" calcext:value-type="float">
            <text:p>11161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50639018" calcext:value-type="float">
            <text:p>150639018</text:p>
          </table:table-cell>
          <table:table-cell office:value-type="float" office:value="11315085" calcext:value-type="float">
            <text:p>11315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29657199" calcext:value-type="float">
            <text:p>129657199</text:p>
          </table:table-cell>
          <table:table-cell office:value-type="float" office:value="11315467" calcext:value-type="float">
            <text:p>11315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14876" calcext:value-type="float">
            <text:p>1814876</text:p>
          </table:table-cell>
          <table:table-cell office:value-type="float" office:value="11315655" calcext:value-type="float">
            <text:p>11315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dram</text:p>
          </table:table-cell>
          <table:table-cell office:value-type="float" office:value="27381888" calcext:value-type="float">
            <text:p>27381888</text:p>
          </table:table-cell>
          <table:table-cell office:value-type="float" office:value="11315765" calcext:value-type="float">
            <text:p>11315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54063814" calcext:value-type="float">
            <text:p>154063814</text:p>
          </table:table-cell>
          <table:table-cell office:value-type="float" office:value="11530833" calcext:value-type="float">
            <text:p>11530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32616665" calcext:value-type="float">
            <text:p>132616665</text:p>
          </table:table-cell>
          <table:table-cell office:value-type="float" office:value="11530980" calcext:value-type="float">
            <text:p>115309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54182" calcext:value-type="float">
            <text:p>1854182</text:p>
          </table:table-cell>
          <table:table-cell office:value-type="float" office:value="11530940" calcext:value-type="float">
            <text:p>115309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dram</text:p>
          </table:table-cell>
          <table:table-cell office:value-type="float" office:value="27727102" calcext:value-type="float">
            <text:p>27727102</text:p>
          </table:table-cell>
          <table:table-cell office:value-type="float" office:value="11530928" calcext:value-type="float">
            <text:p>11530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58582907" calcext:value-type="float">
            <text:p>158582907</text:p>
          </table:table-cell>
          <table:table-cell office:value-type="float" office:value="11588975" calcext:value-type="float">
            <text:p>11588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37265884" calcext:value-type="float">
            <text:p>137265884</text:p>
          </table:table-cell>
          <table:table-cell office:value-type="float" office:value="11589035" calcext:value-type="float">
            <text:p>11589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931819" calcext:value-type="float">
            <text:p>1931819</text:p>
          </table:table-cell>
          <table:table-cell office:value-type="float" office:value="11589051" calcext:value-type="float">
            <text:p>11589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dram</text:p>
          </table:table-cell>
          <table:table-cell office:value-type="float" office:value="27823537" calcext:value-type="float">
            <text:p>27823537</text:p>
          </table:table-cell>
          <table:table-cell office:value-type="float" office:value="11589050" calcext:value-type="float">
            <text:p>115890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58189903" calcext:value-type="float">
            <text:p>158189903</text:p>
          </table:table-cell>
          <table:table-cell office:value-type="float" office:value="11483594" calcext:value-type="float">
            <text:p>11483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37014847" calcext:value-type="float">
            <text:p>137014847</text:p>
          </table:table-cell>
          <table:table-cell office:value-type="float" office:value="11483787" calcext:value-type="float">
            <text:p>11483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89216" calcext:value-type="float">
            <text:p>1889216</text:p>
          </table:table-cell>
          <table:table-cell office:value-type="float" office:value="11483794" calcext:value-type="float">
            <text:p>11483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dram</text:p>
          </table:table-cell>
          <table:table-cell office:value-type="float" office:value="27735524" calcext:value-type="float">
            <text:p>27735524</text:p>
          </table:table-cell>
          <table:table-cell office:value-type="float" office:value="11483796" calcext:value-type="float">
            <text:p>114837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8-29T13:52:31.373153421</dc:date>
    <meta:editing-duration>PT9M55S</meta:editing-duration>
    <meta:editing-cycles>1</meta:editing-cycles>
    <meta:document-statistic meta:table-count="1" meta:cell-count="405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2cm" xlink:href=".." xlink:type="simple" chart:class="chart:bar" chart:style-name="ch1">
        <chart:legend chart:legend-position="end" svg:x="11.796cm" svg:y="3.209cm" style:legend-expansion="high" chart:style-name="ch2"/>
        <chart:plot-area chart:style-name="ch3" table:cell-range-address="'output.EMA'.H2:'output.EMA'.H2 'output.EMA'.H6:'output.EMA'.H6 'output.EMA'.H10:'output.EMA'.H10 'output.EMA'.H14:'output.EMA'.H14 'output.EMA'.H18:'output.EMA'.H18 'output.EMA'.H22:'output.EMA'.H22 'output.EMA'.H26:'output.EMA'.H26 'output.EMA'.H30:'output.EMA'.H30 'output.EMA'.H34:'output.EMA'.H34 'output.EMA'.H38:'output.EMA'.H38 'output.EMA'.H42:'output.EMA'.H42" svg:x="0.319cm" svg:y="0.18cm" svg:width="11.158cm" svg:height="8.642cm">
          <chartooo:coordinate-region svg:x="2.237cm" svg:y="0.379cm" svg:width="9.24cm" svg:height="8.2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output.EMA'.H2:'output.EMA'.H2 'output.EMA'.H6:'output.EMA'.H6 'output.EMA'.H10:'output.EMA'.H10 'output.EMA'.H14:'output.EMA'.H14 'output.EMA'.H18:'output.EMA'.H18 'output.EMA'.H22:'output.EMA'.H22 'output.EMA'.H26:'output.EMA'.H26 'output.EMA'.H30:'output.EMA'.H30 'output.EMA'.H34:'output.EMA'.H34 'output.EMA'.H38:'output.EMA'.H38 'output.EMA'.H42:'output.EMA'.H42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1760248">
                <text:p>121760248</text:p>
                <draw:g>
                  <svg:desc>'output.EMA'.H2:'output.EMA'.H2 'output.EMA'.H6:'output.EMA'.H6 'output.EMA'.H10:'output.EMA'.H10 'output.EMA'.H14:'output.EMA'.H14 'output.EMA'.H18:'output.EMA'.H18 'output.EMA'.H22:'output.EMA'.H22 'output.EMA'.H26:'output.EMA'.H26 'output.EMA'.H30:'output.EMA'.H30 'output.EMA'.H34:'output.EMA'.H34 'output.EMA'.H38:'output.EMA'.H38 'output.EMA'.H42:'output.EMA'.H42</svg:desc>
                </draw:g>
              </table:table-cell>
              <table:table-cell office:value-type="float" office:value="126105329">
                <text:p>126105329</text:p>
              </table:table-cell>
              <table:table-cell office:value-type="float" office:value="122175408">
                <text:p>122175408</text:p>
              </table:table-cell>
              <table:table-cell office:value-type="float" office:value="133945030">
                <text:p>133945030</text:p>
              </table:table-cell>
              <table:table-cell office:value-type="float" office:value="128952978">
                <text:p>128952978</text:p>
              </table:table-cell>
              <table:table-cell office:value-type="float" office:value="129883030">
                <text:p>129883030</text:p>
              </table:table-cell>
              <table:table-cell office:value-type="float" office:value="150561565">
                <text:p>150561565</text:p>
              </table:table-cell>
              <table:table-cell office:value-type="float" office:value="150639018">
                <text:p>150639018</text:p>
              </table:table-cell>
              <table:table-cell office:value-type="float" office:value="154063814">
                <text:p>154063814</text:p>
              </table:table-cell>
              <table:table-cell office:value-type="float" office:value="158582907">
                <text:p>158582907</text:p>
              </table:table-cell>
              <table:table-cell office:value-type="float" office:value="158189903">
                <text:p>1581899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